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TSPi TEAM AND PEER EVALUATION: FORM PEER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Instruct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Cycle No.</text:p>
          </table:table-cell>
          <table:table-cell table:style-name="ce1" office:value-type="string" calcext:value-type="string">
            <text:p>Week No.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Work Required</text:p>
          </table:table-cell>
          <table:table-cell table:style-name="ce1" office:value-type="string" calcext:value-type="string">
            <text:p>Role Difficul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 L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elopment 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ning 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lity/Process 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ontribution (100%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am spir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verall effectiven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warding experi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am productiv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cess qual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qual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am Lea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velopment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ning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ality/Process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port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am Lea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velopment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ning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ality/Process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port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am Lea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velopment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ning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ality/Process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port Mana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2:53:17.570798286</meta:creation-date>
    <dc:date>2015-02-14T13:02:28.621312406</dc:date>
    <meta:editing-duration>P0D</meta:editing-duration>
    <meta:editing-cycles>1</meta:editing-cycles>
    <meta:document-statistic meta:table-count="1" meta:cell-count="142" meta:object-count="0"/>
    <meta:generator>LibreOffice/4.2.4.2$Linux_x86 LibreOffice_project/420m0$Build-2</meta:generator>
  </office:meta>
</office:document-meta>
</file>